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EDMap" style:family="table">
      <style:table-properties style:width="6.9271in" fo:margin-left="0in" table:align="left"/>
    </style:style>
    <style:style style:name="LEDMap.A" style:family="table-column">
      <style:table-column-properties style:column-width="1.6271in"/>
    </style:style>
    <style:style style:name="LEDMap.B" style:family="table-column">
      <style:table-column-properties style:column-width="4.6278in"/>
    </style:style>
    <style:style style:name="LEDMap.C" style:family="table-column">
      <style:table-column-properties style:column-width="0.6722in"/>
    </style:style>
    <style:style style:name="LEDMap.A1" style:family="table-cell">
      <style:table-cell-properties fo:padding="0.0382in" fo:border-left="0.05pt solid #000000" fo:border-right="none" fo:border-top="0.05pt solid #000000" fo:border-bottom="0.05pt solid #000000"/>
    </style:style>
    <style:style style:name="LEDMap.C1" style:family="table-cell">
      <style:table-cell-properties fo:padding="0.0382in" fo:border="0.05pt solid #000000"/>
    </style:style>
    <style:style style:name="LEDMap.A2" style:family="table-cell">
      <style:table-cell-properties fo:padding="0.0382in" fo:border-left="0.05pt solid #000000" fo:border-right="none" fo:border-top="none" fo:border-bottom="0.05pt solid #000000"/>
    </style:style>
    <style:style style:name="LEDMap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2bb9e" officeooo:paragraph-rsid="0002bb9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8e3ed" officeooo:paragraph-rsid="0008e3ed" style:font-size-asian="21pt" style:font-weight-asian="bold" style:font-size-complex="24pt" style:font-weight-complex="bold"/>
    </style:style>
    <style:style style:name="P3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35287" officeooo:paragraph-rsid="00035287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3c31d" officeooo:paragraph-rsid="0003c31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3c31d" officeooo:paragraph-rsid="0003c31d" style:font-size-asian="12pt" style:font-size-complex="12pt"/>
    </style:style>
    <style:style style:name="P6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03c31d" officeooo:paragraph-rsid="0003c31d" style:font-size-asian="12pt" style:font-size-complex="12pt"/>
    </style:style>
    <style:style style:name="P7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3f48d" officeooo:paragraph-rsid="0003f48d" style:font-size-asian="12pt" style:font-size-complex="12pt"/>
    </style:style>
    <style:style style:name="P8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56941" officeooo:paragraph-rsid="00056941" style:font-size-asian="12pt" style:font-size-complex="12pt"/>
    </style:style>
    <style:style style:name="P9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5bf08" officeooo:paragraph-rsid="0005bf08" style:font-size-asian="12pt" style:font-size-complex="12pt"/>
    </style:style>
    <style:style style:name="P10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7b7f1" officeooo:paragraph-rsid="0007b7f1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b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 LEDs</text:p>
      <text:p text:style-name="P1"><text:span text:style-name="T1"/></text:p>
      <table:table table:name="LEDMap" table:style-name="LEDMap">
        <table:table-column table:style-name="LEDMap.A"/>
        <table:table-column table:style-name="LEDMap.B"/>
        <table:table-column table:style-name="LEDMap.C"/>
        <table:table-row>
          <table:table-cell table:style-name="LEDMap.A1" office:value-type="string">
            <text:p text:style-name="P3">Name</text:p>
          </table:table-cell>
          <table:table-cell table:style-name="LEDMap.A1" office:value-type="string">
            <text:p text:style-name="P3">Description</text:p>
          </table:table-cell>
          <table:table-cell table:style-name="LEDMap.C1" office:value-type="string">
            <text:p text:style-name="P3">Number</text:p>
          </table:table-cell>
        </table:table-row>
        <table:table-row>
          <table:table-cell table:style-name="LEDMap.A2" office:value-type="string">
            <text:p text:style-name="P4">PWR</text:p>
          </table:table-cell>
          <table:table-cell table:style-name="LEDMap.A2" office:value-type="string">
            <text:p text:style-name="P5">Enabled at program startup, signals that the PI’s software is running.</text:p>
          </table:table-cell>
          <table:table-cell table:style-name="LEDMap.C2" office:value-type="string">
            <text:p text:style-name="P6">0</text:p>
          </table:table-cell>
        </table:table-row>
        <table:table-row>
          <table:table-cell table:style-name="LEDMap.A2" office:value-type="string">
            <text:p text:style-name="P4">HV</text:p>
          </table:table-cell>
          <table:table-cell table:style-name="LEDMap.A2" office:value-type="string">
            <text:p text:style-name="P5">Displays the status of the high voltage boost converter. LED is on when the converter’s ENABLE is set.</text:p>
          </table:table-cell>
          <table:table-cell table:style-name="LEDMap.C2" office:value-type="string">
            <text:p text:style-name="P6">1</text:p>
          </table:table-cell>
        </table:table-row>
        <table:table-row>
          <table:table-cell table:style-name="LEDMap.A2" office:value-type="string">
            <text:p text:style-name="P4">HEARTBEAT</text:p>
          </table:table-cell>
          <table:table-cell table:style-name="LEDMap.A2" office:value-type="string">
            <text:p text:style-name="P7">LED is toggled every second to indicate that the software is in working order. If something locks up or the software crashes, this will stop blinking.</text:p>
          </table:table-cell>
          <table:table-cell table:style-name="LEDMap.C2" office:value-type="string">
            <text:p text:style-name="P6">2</text:p>
          </table:table-cell>
        </table:table-row>
        <table:table-row>
          <table:table-cell table:style-name="LEDMap.A2" office:value-type="string">
            <text:p text:style-name="P4">RTC OK</text:p>
          </table:table-cell>
          <table:table-cell table:style-name="LEDMap.A2" office:value-type="string">
            <text:p text:style-name="P8">Enabled <text:span text:style-name="T2">if</text:span> good data and checksums are received from the Real Time Clock on the auxiliary board.</text:p>
          </table:table-cell>
          <table:table-cell table:style-name="LEDMap.C2" office:value-type="string">
            <text:p text:style-name="P6">3</text:p>
          </table:table-cell>
        </table:table-row>
        <table:table-row>
          <table:table-cell table:style-name="LEDMap.A2" office:value-type="string">
            <text:p text:style-name="P4">NTP OK</text:p>
          </table:table-cell>
          <table:table-cell table:style-name="LEDMap.A2" office:value-type="string">
            <text:p text:style-name="P9">Enabled if NTP (clock synchronization) server can be reached.</text:p>
          </table:table-cell>
          <table:table-cell table:style-name="LEDMap.C2" office:value-type="string">
            <text:p text:style-name="P6">4</text:p>
          </table:table-cell>
        </table:table-row>
        <table:table-row>
          <table:table-cell table:style-name="LEDMap.A2" office:value-type="string">
            <text:p text:style-name="P4">NET OK</text:p>
          </table:table-cell>
          <table:table-cell table:style-name="LEDMap.A2" office:value-type="string">
            <text:p text:style-name="P9">Enabled if the internet can be reached (ping results?).</text:p>
          </table:table-cell>
          <table:table-cell table:style-name="LEDMap.C2" office:value-type="string">
            <text:p text:style-name="P6">5</text:p>
          </table:table-cell>
        </table:table-row>
        <table:table-row>
          <table:table-cell table:style-name="LEDMap.A2" office:value-type="string">
            <text:p text:style-name="P4">ALARM</text:p>
          </table:table-cell>
          <table:table-cell table:style-name="LEDMap.A2" office:value-type="string">
            <text:p text:style-name="P10">Enabled if the ALARM mode is set.</text:p>
          </table:table-cell>
          <table:table-cell table:style-name="LEDMap.C2" office:value-type="string">
            <text:p text:style-name="P6">6</text:p>
          </table:table-cell>
        </table:table-row>
        <table:table-row>
          <table:table-cell table:style-name="LEDMap.A2" office:value-type="string">
            <text:p text:style-name="P4">AUDIO</text:p>
          </table:table-cell>
          <table:table-cell table:style-name="LEDMap.A2" office:value-type="string">
            <text:p text:style-name="P10">Enabled if the Pi is currently playing audio.</text:p>
          </table:table-cell>
          <table:table-cell table:style-name="LEDMap.C2" office:value-type="string">
            <text:p text:style-name="P6">7</text:p>
          </table:table-cell>
        </table:table-row>
      </table:table>
      <text:p text:style-name="P1"><text:span text:style-name="T1"/></text:p>
      <text:p text:style-name="P2"><text:span text:style-name="T1">WIP INFORM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0.4$Linux_X86_64 LibreOffice_project/20m0$Build-4</meta:generator>
    <dc:date>2016-08-28T01:15:04.460259742</dc:date>
    <meta:editing-duration>PT13M30S</meta:editing-duration>
    <meta:editing-cycles>9</meta:editing-cycles>
    <meta:document-statistic meta:table-count="1" meta:image-count="0" meta:object-count="0" meta:page-count="1" meta:paragraph-count="29" meta:word-count="131" meta:character-count="709" meta:non-whitespace-character-count="607"/>
  </office:meta>
</office:document-meta>
</file>